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0c5510" officeooo:paragraph-rsid="000c5510" style:font-size-asian="10pt" style:font-size-complex="10pt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size="10pt" officeooo:rsid="000c5510" officeooo:paragraph-rsid="000c5510" style:font-size-asian="10pt" style:font-size-complex="10pt"/>
    </style:style>
    <style:style style:name="P4" style:family="paragraph" style:parent-style-name="Standard">
      <style:text-properties officeooo:paragraph-rsid="000c5510"/>
    </style:style>
    <style:style style:name="P5" style:family="paragraph" style:parent-style-name="Standard">
      <style:text-properties fo:font-size="10pt" style:font-size-asian="10pt" style:font-size-complex="10pt"/>
    </style:style>
    <style:style style:name="T1" style:family="text">
      <style:text-properties fo:color="#cc7832" loext:opacity="100%" style:font-name="JetBrains Mono" fo:font-size="13.5pt" fo:font-style="normal" fo:font-weight="normal" style:font-size-asian="13.5pt" style:font-style-asian="normal" style:font-weight-asian="normal"/>
    </style:style>
    <style:style style:name="T2" style:family="text">
      <style:text-properties fo:color="#a9b7c6" loext:opacity="100%" style:font-name="JetBrains Mono" fo:font-size="13.5pt" fo:font-style="normal" fo:font-weight="normal" style:font-size-asian="13.5pt" style:font-style-asian="normal" style:font-weight-asian="normal"/>
    </style:style>
    <style:style style:name="T3" style:family="text">
      <style:text-properties fo:color="#ffc66d" loext:opacity="100%" style:font-name="JetBrains Mono" fo:font-size="13.5pt" fo:font-style="normal" fo:font-weight="normal" style:font-size-asian="13.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8T14:29:01.252221477</meta:creation-date>
    <dc:date>2021-07-28T15:49:11.100837969</dc:date>
    <meta:editing-duration>PT48M39S</meta:editing-duration>
    <meta:editing-cycles>3</meta:editing-cycles>
    <meta:generator>LibreOffice/7.1.4.2$Linux_X86_64 LibreOffice_project/10$Build-2</meta:generator>
    <meta:print-date>2021-07-28T15:06:12.887439268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